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3.1861in" style:rel-column-width="30151*"/>
    </style:style>
    <style:style style:name="Table1.B" style:family="table-column">
      <style:table-column-properties style:column-width="2.1236in" style:rel-column-width="20096*"/>
    </style:style>
    <style:style style:name="Table1.C" style:family="table-column">
      <style:table-column-properties style:column-width="1.6153in" style:rel-column-width="15288*"/>
    </style:style>
    <style:style style:name="Table1.A1" style:family="table-cell">
      <style:table-cell-properties fo:padding="0.0382in" fo:border="none"/>
    </style:style>
    <style:style style:name="P1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 Black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5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82b083"/>
    </style:style>
    <style:style style:name="P6" style:family="paragraph" style:parent-style-name="Text_20_body">
      <style:paragraph-properties fo:margin-left="0in" fo:margin-right="0in" fo:margin-top="0.0799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7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8" style:family="paragraph" style:parent-style-name="Heading_20_3">
      <style:paragraph-properties fo:margin-top="0in" fo:margin-bottom="0in" loext:contextual-spacing="false" fo:line-height="120%" style:writing-mode="lr-tb"/>
      <style:text-properties officeooo:paragraph-rsid="0082b083"/>
    </style:style>
    <style:style style:name="P9" style:family="paragraph" style:parent-style-name="Text_20_body">
      <style:paragraph-properties fo:margin-top="0.139in" fo:margin-bottom="0in" loext:contextual-spacing="false" fo:line-height="100%" style:writing-mode="lr-tb"/>
      <style:text-properties officeooo:paragraph-rsid="0078711b"/>
    </style:style>
    <style:style style:name="P10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11" style:family="paragraph" style:parent-style-name="Heading_20_2">
      <style:paragraph-properties fo:margin-top="0.139in" fo:margin-bottom="0in" loext:contextual-spacing="false" fo:line-height="100%" style:writing-mode="lr-tb"/>
      <style:text-properties officeooo:paragraph-rsid="0082b083"/>
    </style:style>
    <style:style style:name="P12" style:family="paragraph" style:parent-style-name="Heading_20_2">
      <style:paragraph-properties fo:margin-top="0.139in" fo:margin-bottom="0in" loext:contextual-spacing="false" fo:line-height="100%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82b083" style:font-size-asian="9pt" style:font-style-asian="normal" style:font-weight-asian="normal" style:font-name-complex="Lato" style:font-size-complex="9pt"/>
    </style:style>
    <style:style style:name="P13" style:family="paragraph" style:parent-style-name="Heading_20_1">
      <style:paragraph-properties fo:margin-top="0.222in" fo:margin-bottom="0in" loext:contextual-spacing="false" fo:line-height="120%" style:writing-mode="lr-tb"/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officeooo:paragraph-rsid="0082b083" style:font-size-asian="11.5pt" style:font-style-asian="normal" style:font-weight-asian="bold" style:font-name-complex="Playfair Display"/>
    </style:style>
    <style:style style:name="P14" style:family="paragraph" style:parent-style-name="Heading_20_1">
      <style:paragraph-properties fo:margin-top="0.222in" fo:margin-bottom="0in" loext:contextual-spacing="false" fo:line-height="120%" style:writing-mode="lr-tb"/>
      <style:text-properties officeooo:paragraph-rsid="0082b083"/>
    </style:style>
    <style:style style:name="P15" style:family="paragraph" style:parent-style-name="Heading_20_3">
      <style:paragraph-properties fo:margin-top="0.1402in" fo:margin-bottom="0in" loext:contextual-spacing="false" fo:line-height="120%" style:writing-mode="lr-tb"/>
      <style:text-properties officeooo:paragraph-rsid="0082b083"/>
    </style:style>
    <style:style style:name="P16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17" style:family="paragraph" style:parent-style-name="Heading_20_1">
      <style:paragraph-properties fo:margin-top="0.222in" fo:margin-bottom="0in" loext:contextual-spacing="false" fo:line-height="120%" style:writing-mode="lr-tb"/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officeooo:paragraph-rsid="0094e032" style:font-size-asian="11.5pt" style:font-style-asian="normal" style:font-weight-asian="bold" style:font-name-complex="Playfair Display"/>
    </style:style>
    <style:style style:name="P18" style:family="paragraph" style:parent-style-name="Table_20_Contents" style:list-style-name="List_20_1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63d1c" officeooo:paragraph-rsid="0094e032" style:text-blinking="false" fo:background-color="transparent" style:font-name-asian="Arial Unicode MS" style:font-size-asian="10pt" style:font-name-complex="Arial Unicode MS" style:font-size-complex="10pt"/>
    </style:style>
    <style:style style:name="P19" style:family="paragraph" style:parent-style-name="Table_20_Contents" style:list-style-name="List_20_1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729f7" officeooo:paragraph-rsid="0094e032" style:text-blinking="false" fo:background-color="transparent" style:font-name-asian="Arial Unicode MS" style:font-size-asian="10pt" style:font-name-complex="Arial Unicode MS" style:font-size-complex="10pt"/>
    </style:style>
    <style:style style:name="P20" style:family="paragraph" style:parent-style-name="Table_20_Contents" style:list-style-name="List_20_1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8cafa" officeooo:paragraph-rsid="0094e032" style:text-blinking="false" fo:background-color="transparent" style:font-name-asian="Arial Unicode MS" style:font-size-asian="10pt" style:font-name-complex="Arial Unicode MS" style:font-size-complex="10pt"/>
    </style:style>
    <style:style style:name="P21" style:family="paragraph" style:parent-style-name="Table_20_Contents" style:list-style-name="List_20_1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9a9eb" officeooo:paragraph-rsid="0094e032" style:text-blinking="false" fo:background-color="transparent" style:font-name-asian="Arial Unicode MS" style:font-size-asian="10pt" style:font-name-complex="Arial Unicode MS" style:font-size-complex="10pt"/>
    </style:style>
    <style:style style:name="P22" style:family="paragraph" style:parent-style-name="Table_20_Contents" style:list-style-name="List_20_1">
      <style:text-properties officeooo:paragraph-rsid="0094e032"/>
    </style:style>
    <style:style style:name="P23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f75d5d" style:text-line-through-style="none" style:text-line-through-type="none" style:font-name="Arial Black" fo:font-size="15pt" fo:font-style="normal" style:text-underline-style="none" fo:font-weight="bold" officeooo:rsid="00610904" style:text-blinking="false" fo:background-color="transparent" style:font-name-asian="Arial Unicode MS" style:font-size-asian="15pt" style:font-weight-asian="bold" style:font-name-complex="Arial Unicode MS" style:font-size-complex="15pt" style:font-weight-complex="bold"/>
    </style:style>
    <style:style style:name="P24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5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26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78aa8"/>
    </style:style>
    <style:style style:name="P27" style:family="paragraph" style:parent-style-name="Text_20_body" style:list-style-name="WW8Num3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8" style:family="paragraph" style:parent-style-name="Text_20_body" style:list-style-name="WW8Num6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9" style:family="paragraph" style:parent-style-name="Text_20_body" style:list-style-name="WW8Num7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0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1" style:family="paragraph" style:parent-style-name="Text_20_body" style:list-style-name="WW8Num4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2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33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rsid="00847746" officeooo:paragraph-rsid="00847746"/>
    </style:style>
    <style:style style:name="P34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5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36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7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38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9" style:family="paragraph" style:parent-style-name="Text_20_body" style:list-style-name="WW8Num6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93b41"/>
    </style:style>
    <style:style style:name="P40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41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42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43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47746" officeooo:paragraph-rsid="0085d8a7" style:font-size-asian="10pt" style:font-style-asian="normal" style:font-weight-asian="normal" style:font-name-complex="Lato" style:font-size-complex="10pt"/>
    </style:style>
    <style:style style:name="P44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45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officeooo:paragraph-rsid="00878aa8" style:font-size-asian="10pt" style:font-style-asian="normal" style:font-weight-asian="normal" style:font-name-complex="Lato" style:font-size-complex="10pt" style:font-style-complex="normal"/>
    </style:style>
    <style:style style:name="P46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officeooo:paragraph-rsid="00893b41" style:font-size-asian="10pt" style:font-style-asian="normal" style:font-weight-asian="normal" style:font-name-complex="Lato" style:font-size-complex="10pt"/>
    </style:style>
    <style:style style:name="P47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officeooo:paragraph-rsid="0094e032" style:text-blinking="false" fo:background-color="transparent" style:font-name-asian="Arial Unicode MS" style:font-size-asian="24pt" style:font-weight-asian="bold" style:font-name-complex="Arial Unicode MS" style:font-size-complex="24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style:font-weight-asian="normal"/>
    </style:style>
    <style:style style:name="T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8711b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e1346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c5882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63d1c" style:text-blinking="false" fo:background-color="transparent" loext:char-shading-value="0" style:font-name-asian="Arial Unicode MS" style:font-size-asian="10pt" style:font-name-complex="Arial Unicode MS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729f7" style:text-blinking="false" fo:background-color="transparent" loext:char-shading-value="0" style:font-name-asian="Arial Unicode MS" style:font-size-asian="10pt" style:font-name-complex="Arial Unicode MS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 style:font-style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47746" style:font-size-asian="10pt" style:font-style-asian="normal" style:font-weight-asian="normal" style:font-name-complex="Lato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style:font-size-asian="10pt" style:font-style-asian="normal" style:font-weight-asian="normal" style:font-name-complex="Lato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style:font-size-asian="10pt" style:font-style-asian="normal" style:font-weight-asian="normal" style:font-name-complex="Lato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style:font-size-asian="10pt" style:font-style-asian="normal" style:font-weight-asian="normal" style:font-name-complex="Lato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0a4de" style:font-size-asian="10pt" style:font-style-asian="normal" style:font-weight-asian="normal" style:font-name-complex="Lato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italic"/>
    </style:style>
    <style:style style:name="T18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font-size-asian="10pt" style:font-style-asian="normal" style:font-weight-asian="bold" style:font-name-complex="Playfair Display" style:font-size-complex="10pt"/>
    </style:style>
    <style:style style:name="T20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8f7290" style:font-name-asian="Arial Unicode MS" style:font-size-asian="10pt" style:font-style-asian="normal" style:font-weight-asian="bold" style:font-name-complex="Playfair Display" style:font-size-complex="10pt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normal" style:font-size-asian="10pt" style:font-style-asian="normal" style:font-weight-asian="normal" style:font-name-complex="Playfair Display" style:font-size-complex="10pt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style:font-size-asian="10pt" style:font-style-asian="italic" style:font-weight-asian="normal" style:font-name-complex="Playfair Display" style:font-size-complex="10pt"/>
    </style:style>
    <style:style style:name="T23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82b083" style:font-name-asian="Arial Unicode MS1" style:font-size-asian="10pt" style:font-style-asian="italic" style:font-weight-asian="normal" style:font-name-complex="Playfair Display" style:font-size-complex="10pt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normal" style:font-size-asian="9pt" style:font-style-asian="italic" style:font-weight-asian="normal" style:font-name-complex="Playfair Display"/>
    </style:style>
    <style:style style:name="T25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bold" style:font-size-asian="9pt" style:font-style-asian="italic" style:font-weight-asian="bold" style:font-name-complex="Playfair Display" style:font-size-complex="10pt"/>
    </style:style>
    <style:style style:name="T26" style:family="text">
      <style:text-properties fo:font-variant="normal" fo:text-transform="none" fo:color="#000000" style:text-line-through-style="none" style:text-line-through-type="none" style:font-name="Arial Black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27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Lato" style:font-size-complex="10pt"/>
    </style:style>
    <style:style style:name="T28" style:family="text">
      <style:text-properties fo:font-variant="normal" fo:text-transform="none" fo:color="#f75d5d" style:text-line-through-style="none" style:text-line-through-type="none" style:text-underline-style="none" fo:font-weight="normal" style:font-weight-asian="normal"/>
    </style:style>
    <style:style style:name="T29" style:family="text"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style:font-size-asian="11.5pt" style:font-style-asian="normal" style:font-weight-asian="bold" style:font-name-complex="Playfair Display"/>
    </style:style>
    <style:style style:name="T30" style:family="text">
      <style:text-properties fo:font-variant="normal" fo:text-transform="none" style:use-window-font-color="true" style:text-line-through-style="none" style:text-line-through-type="none" style:font-name="Lato" fo:font-size="10pt" fo:font-style="normal" style:text-underline-style="none" fo:font-weight="normal" fo:background-color="#ffffff" loext:char-shading-value="0" style:font-size-asian="10pt" style:font-style-asian="normal" style:font-weight-asian="normal" style:font-name-complex="Lato" style:font-size-complex="10pt"/>
    </style:style>
    <style:style style:name="T31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size-asian="9pt" style:font-style-asian="normal" style:font-weight-asian="normal" style:font-name-complex="Lato" style:font-size-complex="9pt"/>
    </style:style>
    <style:style style:name="T32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name-asian="Arial Unicode MS1" style:font-size-asian="9pt" style:font-style-asian="normal" style:font-weight-asian="normal" style:font-name-complex="Lato" style:font-size-complex="9pt" style:font-weight-complex="bold"/>
    </style:style>
    <style:style style:name="T33" style:family="text">
      <style:text-properties style:font-name="Lucida Grande" officeooo:rsid="001c223e" style:font-name-asian="Lucida Grande" style:font-name-complex="Lucida Grande"/>
    </style:style>
    <style:style style:name="T34" style:family="text">
      <style:text-properties officeooo:rsid="001c223e" style:font-name-asian="Arial Unicode MS" style:font-name-complex="Arial Unicode MS"/>
    </style:style>
    <style:style style:name="T35" style:family="text">
      <style:text-properties fo:font-size="9pt" fo:font-weight="normal" style:font-size-asian="9pt" style:font-size-complex="9pt"/>
    </style:style>
    <style:style style:name="T36" style:family="text">
      <style:text-properties fo:font-size="9pt" fo:font-weight="normal" officeooo:rsid="001d52ef" style:font-size-asian="9pt" style:font-size-complex="9pt"/>
    </style:style>
    <style:style style:name="T37" style:family="text">
      <style:text-properties style:font-name="Arial Black"/>
    </style:style>
    <style:style style:name="T38" style:family="text">
      <style:text-properties style:font-name="Arial Black" officeooo:rsid="00292259"/>
    </style:style>
    <style:style style:name="T39" style:family="text">
      <style:text-properties style:font-name="Arial Black" officeooo:rsid="001c223e" style:font-name-asian="Lucida Grande" style:font-name-complex="Lucida Grande"/>
    </style:style>
    <style:style style:name="T40" style:family="text">
      <style:text-properties style:font-name="Arial Black" officeooo:rsid="001c223e" style:font-name-asian="Arial Unicode MS" style:font-name-complex="Arial Unicode MS"/>
    </style:style>
    <style:style style:name="T41" style:family="text">
      <style:text-properties officeooo:rsid="00757907"/>
    </style:style>
    <style:style style:name="T42" style:family="text">
      <style:text-properties officeooo:rsid="0082b083"/>
    </style:style>
    <style:style style:name="T43" style:family="text">
      <style:text-properties fo:font-weight="normal" style:font-weight-asian="normal"/>
    </style:style>
    <style:style style:name="T44" style:family="text">
      <style:text-properties fo:font-size="10pt" fo:font-weight="normal" style:font-size-asian="10pt" style:font-weight-asian="normal" style:font-size-complex="10pt"/>
    </style:style>
    <style:style style:name="T45" style:family="text">
      <style:text-properties officeooo:rsid="00847746"/>
    </style:style>
    <style:style style:name="T46" style:family="text">
      <style:text-properties officeooo:rsid="0085d8a7"/>
    </style:style>
    <style:style style:name="T47" style:family="text">
      <style:text-properties officeooo:rsid="00878aa8"/>
    </style:style>
    <style:style style:name="T48" style:family="text">
      <style:text-properties officeooo:rsid="00893b41"/>
    </style:style>
    <style:style style:name="T49" style:family="text">
      <style:text-properties officeooo:rsid="009729f7"/>
    </style:style>
    <style:style style:name="T50" style:family="text">
      <style:text-properties officeooo:rsid="0099a9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bookmark text:name="docs-internal-guid-f181235a-b7fe-9cc7-b391-1497db5449f7"/>Greg Sandell</text:p>
      <text:p text:style-name="P1"><text:span text:style-name="T41">Greater </text:span>Los Angeles <text:span text:style-name="T41">area</text:span>, C<text:span text:style-name="T41">alifornia</text:span></text:p>
      <text:p text:style-name="P7"><text:span text:style-name="T37">(</text:span><text:span text:style-name="T38">213</text:span><text:span text:style-name="T37">) </text:span><text:span text:style-name="T38">479-0790</text:span><text:span text:style-name="T37"> <text:s/></text:span><text:span text:style-name="T39">•</text:span><text:span text:style-name="T40"> </text:span><text:span text:style-name="T37"><text:s/></text:span><text:a xlink:type="simple" xlink:href="mailto:GREG.SANDELL@GMAIL.COM" text:style-name="Internet_20_link" text:visited-style-name="Visited_20_Internet_20_Link"><text:span text:style-name="T37">GREG.SANDELL@GMAIL.COM</text:span></text:a> <text:s/><text:span text:style-name="T33">•</text:span><text:span text:style-name="T34"> </text:span><text:s/><text:span text:style-name="T35">Portfolio/</text:span><text:span text:style-name="T36">c</text:span><text:span text:style-name="T35">ode: </text:span><text:a xlink:type="simple" xlink:href="http://gregsandell.com/" text:style-name="Internet_20_link" text:visited-style-name="Visited_20_Internet_20_Link"><text:span text:style-name="T35">gregsandell.com</text:span></text:a></text:p>
      <text:h text:style-name="P3" text:outline-level="1">About Me</text:h>
      <text:p text:style-name="P9"><text:span text:style-name="T2">I a</text:span><text:span text:style-name="T3">m a </text:span><text:span text:style-name="T5">PhD-educated F</text:span><text:span text:style-name="T3">ullstack Software Developer </text:span><text:span text:style-name="T2">w</text:span><text:span text:style-name="T3">ho delivers enterprise </text:span><text:span text:style-name="T4">solutions of high quality and reliability </text:span><text:span text:style-name="T3">to meet the n</text:span><text:span text:style-name="T5">eeds</text:span><text:span text:style-name="T3"> of growing companies. <text:s/>I integrate customer-facing websites with APIs and third party products, and solve challenges with communication between multiple tiers of distributed systems. <text:s/></text:span><text:span text:style-name="T4">I am also an accomplished classical pianist, electric bass player, and composer.</text:span></text:p>
      <text:p text:style-name="P47">Skills Lis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list xml:id="list834997116" text:style-name="List_20_1">
              <text:list-item>
                <text:p text:style-name="P18">REST + JSON + Node.js + Express, Postman</text:p>
              </text:list-item>
              <text:list-item>
                <text:p text:style-name="P22"><text:span text:style-name="T6">Selenium + Nightwatch + </text:span><text:span text:style-name="T7">BrowserStack</text:span></text:p>
              </text:list-item>
              <text:list-item>
                <text:p text:style-name="P19">Core Javascript, ES6, DOM, jQuery</text:p>
              </text:list-item>
              <text:list-item>
                <text:p text:style-name="P20">Salesforce Commerce Cloud (SFCC) Web</text:p>
              </text:list-item>
              <text:list-item>
                <text:p text:style-name="P20">Sqlite, Mysql, Oracle, SQL Server, Firebase</text:p>
              </text:list-item>
            </text:list>
          </table:table-cell>
          <table:table-cell table:style-name="Table1.A1" office:value-type="string">
            <text:list xml:id="list125059781026662" text:continue-numbering="true" text:style-name="List_20_1">
              <text:list-item>
                <text:p text:style-name="P18">React/Redux, React Hooks</text:p>
              </text:list-item>
              <text:list-item>
                <text:p text:style-name="P18">Node.js + npm + webpack</text:p>
              </text:list-item>
              <text:list-item>
                <text:p text:style-name="P18">Hybrid Mobile + <text:span text:style-name="T49">Responsive</text:span></text:p>
              </text:list-item>
              <text:list-item>
                <text:p text:style-name="P19">HTML5 + CSS3 + Bootstrap</text:p>
              </text:list-item>
              <text:list-item>
                <text:p text:style-name="P18">CSS<text:span text:style-name="T49">3</text:span> + LESS + classnames</text:p>
              </text:list-item>
            </text:list>
          </table:table-cell>
          <table:table-cell table:style-name="Table1.A1" office:value-type="string">
            <text:list xml:id="list125059837858807" text:continue-numbering="true" text:style-name="List_20_1">
              <text:list-item>
                <text:p text:style-name="P18">Angular 1.4</text:p>
              </text:list-item>
              <text:list-item>
                <text:p text:style-name="P18">Agile <text:span text:style-name="T50">+ </text:span>Scrum <text:span text:style-name="T50">+ Jira</text:span></text:p>
              </text:list-item>
              <text:list-item>
                <text:p text:style-name="P19">MVC, SPA</text:p>
              </text:list-item>
              <text:list-item>
                <text:p text:style-name="P20">Git + eslint</text:p>
              </text:list-item>
              <text:list-item>
                <text:p text:style-name="P21">Java + Tomcat</text:p>
              </text:list-item>
            </text:list>
          </table:table-cell>
        </table:table-row>
      </table:table>
      <text:h text:style-name="P17" text:outline-level="1">Experience</text:h>
      <text:h text:style-name="P11" text:outline-level="2"><text:span text:style-name="T31">OCT 2017 – </text:span><text:span text:style-name="T32">MAY 2020</text:span></text:h>
      <text:h text:style-name="P8" text:outline-level="3"><text:span text:style-name="T19">Crocs Inc.</text:span><text:span text:style-name="T1"> –</text:span><text:span text:style-name="T24"> </text:span><text:span text:style-name="T22"><text:s/></text:span><text:span text:style-name="T23">Senior Software Developer</text:span></text:h>
      <text:list xml:id="list1826383267" text:style-name="WW8Num2">
        <text:list-item>
          <text:p text:style-name="P24"><text:span text:style-name="T10">Web software development</text:span><text:span text:style-name="T8"> for </text:span><text:span text:style-name="T26">crocs.com</text:span><text:span text:style-name="T8"> eCommerce site </text:span><text:span text:style-name="T10">operating in 14 countries, 8 languages and 10 payment processors, </text:span><text:span text:style-name="T8">with $1.2 bil in 2019 sales </text:span></text:p>
        </text:list-item>
        <text:list-item>
          <text:p text:style-name="P24"><text:span text:style-name="T8">Integrate</text:span><text:span text:style-name="T10">d</text:span><text:span text:style-name="T8"> </text:span><text:span text:style-name="T10">platform</text:span><text:span text:style-name="T8"> with third party eCommerce services: PayPal, Givex giftcards, Adyen, CardConnect, Signal Tag Manager, Kount Fraud Manager, Olapic, Narvar, and Adobe Audience Manager analytics</text:span></text:p>
        </text:list-item>
        <text:list-item>
          <text:p text:style-name="P30">Develop<text:span text:style-name="T42">ed</text:span> custom multi-tiered, <text:span text:style-name="T42">distribute</text:span> web applications <text:span text:style-name="T42">for the QA team to run scheduled Automated UI Tests in batches and receive reports. <text:s/>Please see this demo video: <text:s/></text:span><text:a xlink:type="simple" xlink:href="https://bit.ly/2YCvwIJ" text:style-name="Internet_20_link" text:visited-style-name="Visited_20_Internet_20_Link"><text:span text:style-name="T42">https://bit.ly/2YCvwIJ</text:span></text:a></text:p>
        </text:list-item>
        <text:list-item>
          <text:p text:style-name="P33"><text:span text:style-name="T10">W</text:span><text:span text:style-name="T8">rote a custom copy of the </text:span><text:span text:style-name="T17">Firebase</text:span><text:span text:style-name="T8"> pub/sub NoSQL database using WebSockets (employer did not want to buy the product)</text:span></text:p>
        </text:list-item>
        <text:list-item>
          <text:p text:style-name="P24"><text:span text:style-name="T10">S</text:span><text:span text:style-name="T8">olve</text:span><text:span text:style-name="T10">d</text:span><text:span text:style-name="T8"> latency, asynchrony, and race condition issues</text:span></text:p>
        </text:list-item>
        <text:list-item>
          <text:p text:style-name="P24"><text:span text:style-name="T10">Wrote </text:span><text:span text:style-name="T8">CSS queries that work reliably across major mobile and desktop web browsers</text:span></text:p>
        </text:list-item>
        <text:list-item>
          <text:p text:style-name="P30">Provide<text:span text:style-name="T42">d</text:span> Automated UI Test coverage for the eCommerce site including all phases of the purchase lifecycle, shopping cart interaction, product returns, payment processing, user profile and fraud detection. </text:p>
        </text:list-item>
        <text:list-item>
          <text:p text:style-name="P30">Provide training &amp; mentoring to junior develpers on Javascript, Node.js and SFCC; give presentations to to developers and cross-functional teams on React and Automated UI Testing.</text:p>
        </text:list-item>
        <text:list-item>
          <text:p text:style-name="P30">Work with new fulfillment/distribution centers coming online by creating bulk test orders in the SAP Supply chain</text:p>
        </text:list-item>
        <text:list-item>
          <text:p text:style-name="P25"><text:span text:style-name="T10">Tools: <text:s/></text:span><text:span text:style-name="T15">Salesforce Commerce Cloud controllers, web services and .isml’s; </text:span><text:span text:style-name="T10">Node.js, React/Redux, </text:span><text:span text:style-name="T11">ES6 Core Javascript, Git, SourceTree, </text:span><text:span text:style-name="T10">Express, AWS cloud, Sqlite, REST</text:span><text:span text:style-name="T12">, Advanced Rest Client,</text:span><text:span text:style-name="T10">, Ajax, PassportJS <text:s/>token based authentication, pub/sub messaging with WebSockets, Bash, BrowserStack, Selenium, </text:span><text:span text:style-name="T11">internJS, leadfoot, eureQa, </text:span><text:span text:style-name="T10">Bootstrap, Material-UI</text:span></text:p>
        </text:list-item>
      </text:list>
      <text:h text:style-name="P12" text:outline-level="2"><text:soft-page-break/>AUG 2017 – NOV 2017</text:h>
      <text:h text:style-name="P8" text:outline-level="3"><text:span text:style-name="T19">UC Irvine / Trilogy Ed</text:span><text:span text:style-name="T1"> –</text:span><text:span text:style-name="T24"> Part Time </text:span><text:span text:style-name="T22">Course Instructor</text:span></text:h>
      <text:list xml:id="list125058327862745" text:continue-numbering="true" text:style-name="WW8Num2">
        <text:list-item>
          <text:p text:style-name="P30">Instructor for “Fullstack Developer” bootcam</text:p>
        </text:list-item>
        <text:list-item>
          <text:p text:style-name="P32">I have many presentation stacks on topics taught</text:p>
        </text:list-item>
        <text:list-item>
          <text:p text:style-name="P26"><text:span text:style-name="T13">Tools</text:span><text:span text:style-name="T12"> taught: HTML</text:span><text:span text:style-name="T13">5</text:span><text:span text:style-name="T12">, CSS</text:span><text:span text:style-name="T13">3</text:span><text:span text:style-name="T12">, Git, Bootstrap, Javascript, jQuery, Ajax, Firebase, Node.js</text:span></text:p>
        </text:list-item>
      </text:list>
      <text:h text:style-name="P12" text:outline-level="2">APR 2016 – JUNE 2017</text:h>
      <text:h text:style-name="P8" text:outline-level="3"><text:span text:style-name="T19">Ten-X, Irvine, CA</text:span><text:span text:style-name="T1"> </text:span><text:span text:style-name="T24">- </text:span><text:span text:style-name="T22">Sr. Software Engineer</text:span></text:h>
      <text:list xml:id="list125059480145519" text:continue-numbering="true" text:style-name="WW8Num2">
        <text:list-item>
          <text:p text:style-name="P24"><text:span text:style-name="T8">Developed presentation layer and application logic for hosted web application </text:span><text:span text:style-name="T17">auction.com</text:span><text:span text:style-name="T8">, a Real Estate auction transaction platform</text:span></text:p>
        </text:list-item>
        <text:list-item>
          <text:p text:style-name="P24"><text:span text:style-name="T8">Responsible for </text:span><text:span text:style-name="T11">auction.com </text:span><text:span text:style-name="T8">features Search &amp; Discovery, Event Details, Calendar, User prefs and personalization, and Home page</text:span></text:p>
        </text:list-item>
        <text:list-item>
          <text:p text:style-name="P34"><text:span text:style-name="T11">Provided enginnering help to QA team by writing</text:span><text:span text:style-name="T8"> </text:span><text:span text:style-name="T11">UI</text:span><text:span text:style-name="T8"> Automation tests (demo: </text:span><text:a xlink:type="simple" xlink:href="http://bit.ly/2wUjFcS" text:style-name="Internet_20_link" text:visited-style-name="Visited_20_Internet_20_Link"><text:span text:style-name="Internet_20_link"><text:span text:style-name="T8">http://bit.ly/2wUjFcS</text:span></text:span></text:a><text:span text:style-name="T8">)</text:span></text:p>
        </text:list-item>
        <text:list-item>
          <text:p text:style-name="P41">Design and troubleshooting of REST and JSON-based backend, services</text:p>
        </text:list-item>
        <text:list-item>
          <text:p text:style-name="P43">Tools: <text:s/>Node.js, React, Redux, Angular 1.45ES6 core Javascript, <text:span text:style-name="T47">Git, </text:span>Babel, WebPack, <text:span text:style-name="T46">REST, Advanced Rest Client, </text:span>ArcGIS, Python, Selenium, Nightwartch, LaunchDarkly feature flags<text:span text:style-name="T46">, HTML5, CSS3</text:span></text:p>
        </text:list-item>
      </text:list>
      <text:p text:style-name="P2"/>
      <text:h text:style-name="P12" text:outline-level="2">OCT 2015 - MAR 2016</text:h>
      <text:h text:style-name="P8" text:outline-level="3"><text:span text:style-name="T19">John Deere, </text:span><text:span text:style-name="T20">Moline, IL</text:span><text:span text:style-name="T1"> </text:span><text:span text:style-name="T24">- </text:span><text:span text:style-name="T22">Front End Developer Consultant</text:span></text:h>
      <text:list xml:id="list125059644215368" text:continue-numbering="true" text:style-name="WW8Num2">
        <text:list-item>
          <text:p text:style-name="P41">Developed <text:span text:style-name="T45">Front End, middleware and test coverage for</text:span> hosted web application 'Sales Center', a 'build-a-Deere' tool for sales reps</text:p>
        </text:list-item>
        <text:list-item>
          <text:p text:style-name="P34"><text:span text:style-name="T8">Collaborated with Back End team on design and troubleshooting of </text:span><text:span text:style-name="T12">web</text:span><text:span text:style-name="T8">services</text:span></text:p>
        </text:list-item>
        <text:list-item>
          <text:p text:style-name="P43">Tools: <text:s/>Angular 1.4 controllers, views, directives and services; ES5 core Javascript, <text:span text:style-name="T47">Git, REST, Advanced Rest Client, JSON, </text:span>Mocha, Sinon and Chai unit testing<text:span text:style-name="T46">, HTML5, CSS3</text:span></text:p>
        </text:list-item>
      </text:list>
      <text:h text:style-name="P12" text:outline-level="2">NOV 2014 - AUG 2015</text:h>
      <text:h text:style-name="P8" text:outline-level="3"><text:span text:style-name="T19">CyberCoders, Irvine, CA</text:span><text:span text:style-name="T1"> </text:span><text:span text:style-name="T24">- </text:span><text:span text:style-name="T22">Front End Java Developer</text:span></text:h>
      <text:list xml:id="list125058667494959" text:continue-numbering="true" text:style-name="WW8Num2">
        <text:list-item>
          <text:p text:style-name="P24"><text:span text:style-name="T12">Front End Developer</text:span><text:span text:style-name="T8"> for hosted web application 'Compass', a CRM platform for Recruiters.</text:span></text:p>
        </text:list-item>
        <text:list-item>
          <text:p text:style-name="P35"><text:span text:style-name="T12">Tools: <text:s/></text:span><text:span text:style-name="T8">Sencha ExtJS 4.0.7, </text:span><text:span text:style-name="T12">ES5 core </text:span><text:span text:style-name="T8">Javascript, </text:span><text:span text:style-name="T12">Ajax</text:span><text:span text:style-name="T8">, Jasmine </text:span><text:span text:style-name="T12">unit tests</text:span><text:span text:style-name="T8">, jMeter </text:span><text:span text:style-name="T12">stress testing, HTML5, CSS3</text:span></text:p>
        </text:list-item>
      </text:list>
      <text:h text:style-name="P12" text:outline-level="2">NOV 2013 - JUNE 2014</text:h>
      <text:h text:style-name="P8" text:outline-level="3"><text:span text:style-name="T19">Sears Holding Corporation, Chicago, IL</text:span><text:span text:style-name="T1"> </text:span><text:span text:style-name="T24">- </text:span><text:span text:style-name="T22">Developer</text:span></text:h>
      <text:list xml:id="list3930937060" text:style-name="WW8Num3">
        <text:list-item>
          <text:p text:style-name="P27"><text:span text:style-name="T8">Member of Core Mobile </text:span><text:span text:style-name="T12">Front End development </text:span><text:span text:style-name="T8">team supporting mobile version of sears.com </text:span><text:span text:style-name="T12">eC</text:span><text:span text:style-name="T8">ommerce </text:span><text:span text:style-name="T12">platform</text:span><text:span text:style-name="T8"> </text:span></text:p>
        </text:list-item>
        <text:list-item>
          <text:p text:style-name="P36"><text:span text:style-name="T12">Created presentation layer from wireframes, redlines and</text:span><text:span text:style-name="T8"> Photoshop PSDs </text:span><text:span text:style-name="T12">provided by designers</text:span></text:p>
        </text:list-item>
        <text:list-item>
          <text:p text:style-name="P37"><text:span text:style-name="T8">Collaborated with Back End team on design and troubleshooting of </text:span><text:span text:style-name="T12">web</text:span><text:span text:style-name="T8">services</text:span></text:p>
        </text:list-item>
        <text:list-item>
          <text:p text:style-name="P36"><text:span text:style-name="T8">Launched mobile version of new f</text:span><text:span text:style-name="T15">e</text:span><text:span text:style-name="T8">atures </text:span><text:span text:style-name="T17">Shop Your Way</text:span><text:span text:style-name="T8"> (loyalty card) and </text:span><text:span text:style-name="T17">Shop Your Way Max</text:span><text:span text:style-name="T8"> (Sears version of Amazon Prime).</text:span></text:p>
        </text:list-item>
        <text:list-item>
          <text:p text:style-name="P44">Tools: <text:s/>Angular 1.4 controllers, views, and services, REST, Advanced Rest Client, Git</text:p>
        </text:list-item>
      </text:list>
      <text:h text:style-name="P12" text:outline-level="2">AUG 2012 - AUG 2013</text:h>
      <text:h text:style-name="P8" text:outline-level="3"><text:span text:style-name="T19">Pathfinder Software</text:span><text:span text:style-name="T21"> (now </text:span><text:a xlink:type="simple" xlink:href="http://orthogonal.io/" text:style-name="Internet_20_link" text:visited-style-name="Visited_20_Internet_20_Link"><text:span text:style-name="Internet_20_link"><text:span text:style-name="T43">orthogonal.io</text:span></text:span></text:a><text:span text:style-name="T21">)</text:span><text:span text:style-name="T19">, Chicago, IL</text:span><text:span text:style-name="T1"> </text:span><text:span text:style-name="T24">- </text:span><text:span text:style-name="T22">Senior Software Engineer</text:span></text:h>
      <text:list xml:id="list2945937780" text:style-name="WW8Num4">
        <text:list-item>
          <text:p text:style-name="P31">Wrote mobile apps (iPhone, iPad) for medical clients Kimberly-Clark, Haemonetics, and Amer. Assn. of Critical Care Nurses</text:p>
        </text:list-item>
      </text:list>
      <text:list xml:id="list1062691826" text:style-name="WW8Num5">
        <text:list-item>
          <text:p text:style-name="P38"><text:soft-page-break/><text:span text:style-name="T8">Lead developer on iPhone app that was deployed in Apple AppStore (</text:span><text:span text:style-name="T16">AACN Bedside</text:span><text:span text:style-name="T9">)</text:span></text:p>
        </text:list-item>
        <text:list-item>
          <text:p text:style-name="P38"><text:span text:style-name="T8">Lead developer </text:span><text:span text:style-name="T9">for web-based census and demographic data-mining tool </text:span><text:span text:style-name="T8">(</text:span><text:span text:style-name="T17">MetroPulse Chicago</text:span><text:span text:style-name="T8">: <text:s/>demo: </text:span><text:a xlink:type="simple" xlink:href="http://bit.ly/2wU5Yun" text:style-name="Internet_20_link" text:visited-style-name="Visited_20_Internet_20_Link"><text:span text:style-name="Internet_20_link"><text:span text:style-name="T27">http://bit.ly/2wU5Yun</text:span></text:span></text:a><text:span text:style-name="T8">)</text:span></text:p>
        </text:list-item>
        <text:list-item>
          <text:p text:style-name="P38"><text:span text:style-name="T8">Lead developer on an iPad ‘concierge’ app to connect heart patients, their nurses and caregivers (</text:span><text:span text:style-name="T16">ContinuCare)</text:span><text:span text:style-name="T9"> and <text:s/>a blood drive simulation sales tool for the iPad (</text:span><text:span text:style-name="T18">Automated Whole Blood Collector)</text:span></text:p>
        </text:list-item>
        <text:list-item>
          <text:p text:style-name="P45">Tools: <text:s/>hybrid web/iOS AngularJS and jQuery Mobile, Trigger.io, TestFlight, Ruby on Rails, Heroku</text:p>
        </text:list-item>
      </text:list>
      <text:h text:style-name="P12" text:outline-level="2">APR 2010 - AUG 2012</text:h>
      <text:h text:style-name="P8" text:outline-level="3"><text:span text:style-name="T19">Truven Health Analytics, Chicago, IL</text:span><text:span text:style-name="T1"> </text:span><text:span text:style-name="T24">- </text:span><text:span text:style-name="T22">Senior Software Engineer</text:span></text:h>
      <text:list xml:id="list3989865262" text:style-name="WW8Num6">
        <text:list-item>
          <text:p text:style-name="P28"><text:span text:style-name="T8">Developed hosted </text:span><text:span text:style-name="T14">enterprise </text:span><text:span text:style-name="T8">web applications </text:span><text:span text:style-name="T16">CareDiscovery</text:span><text:span text:style-name="T8"> and </text:span><text:span text:style-name="T16">IntegrationDiscovery</text:span><text:span text:style-name="T8">, Business Intelligence and data mining tools for a 4 TB Oracle OLAP Data Warehouse of Hospital Billing data</text:span></text:p>
        </text:list-item>
        <text:list-item>
          <text:p text:style-name="P39"><text:span text:style-name="T14">Tools: </text:span><text:span text:style-name="T8">J2EE, Java 1.4 &amp; 6 Servlets, IBM Websphere Portal 5, Tomcat 6, Glassfish, JSP, jQuery </text:span><text:span text:style-name="T14">and ES5 core </text:span><text:span text:style-name="T8">Javascript, PL/SQL stored procedures</text:span></text:p>
        </text:list-item>
      </text:list>
      <text:h text:style-name="P12" text:outline-level="2">OCT 2008 - MAR 2010</text:h>
      <text:h text:style-name="P8" text:outline-level="3"><text:span text:style-name="T19">iCrossing, Chicago, IL</text:span><text:span text:style-name="T1"> </text:span><text:span text:style-name="T24">- </text:span><text:span text:style-name="T22">Senior Software Engineer</text:span></text:h>
      <text:list xml:id="list445711990" text:style-name="WW8Num7">
        <text:list-item>
          <text:p text:style-name="P29"><text:span text:style-name="T8">Front End Developer for hosted web application </text:span><text:span text:style-name="T16">Merchantize</text:span><text:span text:style-name="T8">, an Ad Technology tool for managing clients' Paid Search campaigns, keyword purchases and cost-per-click advertising with major search and shopping engines (Google, Yahoo, MSN, NexTag, PriceGrabber)</text:span></text:p>
        </text:list-item>
        <text:list-item>
          <text:p text:style-name="P40"><text:span text:style-name="T8">Consumed streaming XML-based product feeds for clients Sears, The Gap, Hilton, Lands End, LEGO, and Williams Sonoma with </text:span><text:span text:style-name="T14">scheduled</text:span><text:span text:style-name="T8"> processes </text:span></text:p>
        </text:list-item>
        <text:list-item>
          <text:p text:style-name="P42">Wrote PDF reports, cleaned product feeds and resolved data integrity issues, <text:span text:style-name="T48">distinguished between multiple types of character encodings</text:span></text:p>
        </text:list-item>
        <text:list-item>
          <text:p text:style-name="P46">Tools: <text:s/>Java, Bash, Perl, Cron, Apache POI, Mysql</text:p>
        </text:list-item>
      </text:list>
      <text:h text:style-name="P12" text:outline-level="2"><text:soft-page-break/>FEB 2008 - OCT 2008</text:h>
      <text:h text:style-name="P8" text:outline-level="3"><text:span text:style-name="T19">Chicago Tribune, Chicago, IL</text:span><text:span text:style-name="T1"> </text:span><text:span text:style-name="T24">- </text:span><text:span text:style-name="T22">Senior Internet Applications Developer</text:span></text:h>
      <text:h text:style-name="Heading_20_1" text:outline-level="1"><text:span text:style-name="T8">Developed web software and content management behind </text:span><text:span text:style-name="T14">a nationwide family of Tribune</text:span><text:span text:style-name="T8"> newspaper </text:span><text:span text:style-name="T14">holdings</text:span><text:span text:style-name="T8">, radio and television websites </text:span><text:span text:style-name="T14">in Chicago, Los Angeles, Baltimore and Florida</text:span><text:span text:style-name="T8"> </text:span></text:h>
      <text:h text:style-name="Heading_20_1" text:outline-level="1">Created scheduled jobs for sweeping expired database content and JMeter test plans to simulate heavy load on high-profile <text:span text:style-name="T37">chicagotribune.com</text:span> website. </text:h>
      <text:h text:style-name="Heading_20_1" text:outline-level="1">Tools: <text:s/>J2EE, Java 1.5, Java Tag Libraries, Oracle Application Server 10g, Oracle DB 10g, FAST search server, Sun Webserver (iPlanet), TopLink 9.0 web services.</text:h>
      <text:h text:style-name="P13" text:outline-level="1">Education</text:h>
      <text:h text:style-name="P8" text:outline-level="3"><text:span text:style-name="T19">Northwestern University, Evanston, IL</text:span><text:span text:style-name="T25"> – </text:span><text:span text:style-name="T22">PhD Music Theory</text:span></text:h>
      <text:p text:style-name="P5"><text:span text:style-name="T8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Internet_20_link"><text:span text:style-name="T27">http://bit.ly/2wUbFZq</text:span></text:span></text:a></text:p>
      <text:h text:style-name="P15" text:outline-level="3"><text:span text:style-name="T19">Eastman School of Music, Rochester, NY</text:span><text:span text:style-name="T25"> – </text:span><text:span text:style-name="T22">MA Music Theory</text:span></text:h>
      <text:p text:style-name="P5"><text:span text:style-name="T8">Analysis techniques on classical and 20th Century music. Formal computer programming studies. Thesis on Edgard Var</text:span><text:span text:style-name="T30">èse: </text:span><text:a xlink:type="simple" xlink:href="https://bit.ly/3bGS1k4" text:style-name="Internet_20_link" text:visited-style-name="Visited_20_Internet_20_Link"><text:span text:style-name="Internet_20_link"><text:span text:style-name="T44">https://bit.ly/3bGS1k4</text:span></text:span></text:a><text:span text:style-name="T30">.</text:span></text:p>
      <text:h text:style-name="P15" text:outline-level="3"><text:span text:style-name="T19">California State University, Los Angeles, CA</text:span><text:span text:style-name="T25"> – </text:span><text:span text:style-name="T22">BM Piano Performance</text:span></text:h>
      <text:p text:style-name="P4">Performed Junior and Senior recitals, placed in competitions, and performed Beethoven concerto with orchestra.</text:p>
      <text:h text:style-name="P14" text:outline-level="1"><text:span text:style-name="T29">Certifications</text:span><text:span text:style-name="T28"> </text:span></text:h>
      <text:p text:style-name="P16">March 2005: Sun Certified Web Component Developer for J2EE 1.4 (SCWCD)</text:p>
      <text:p text:style-name="P10">Apr 2004: Sun Certified Programmer for the Java 2 Platform 1.4 (SCJP)</text:p>
      <text:h text:style-name="P13" text:outline-level="1">References</text:h>
      <text:p text:style-name="P6">Available on request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3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4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6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7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8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7-06T12:50:57.522309041</dc:date>
    <meta:editing-duration>P31DT2H37M41S</meta:editing-duration>
    <meta:editing-cycles>81</meta:editing-cycles>
    <meta:generator>LibreOffice/6.3.1.2$MacOSX_X86_64 LibreOffice_project/b79626edf0065ac373bd1df5c28bd630b4424273</meta:generator>
    <meta:print-date>2020-03-06T11:27:47.601830000</meta:print-date>
    <dc:description>Blue Acorn June 2020</dc:description>
    <meta:document-statistic meta:table-count="1" meta:image-count="0" meta:object-count="0" meta:page-count="4" meta:paragraph-count="96" meta:word-count="1192" meta:character-count="8012" meta:non-whitespace-character-count="6935"/>
  </office:meta>
</office:document-meta>
</file>